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287fb1" officeooo:paragraph-rsid="00287fb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cf4c9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1f68ad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f4c9" officeooo:paragraph-rsid="00287fb1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e64c1" officeooo:paragraph-rsid="001e64c1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e64c1" officeooo:paragraph-rsid="001e64c1" style:font-size-asian="8.75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87fb1" officeooo:paragraph-rsid="00287fb1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line-height="115%" fo:text-align="center" style:justify-single-word="false" fo:text-indent="0cm" style:auto-text-indent="false"/>
      <style:text-properties style:font-name="Liberation Mono" fo:font-size="10pt" fo:font-weight="bold" officeooo:rsid="00287fb1" officeooo:paragraph-rsid="00287fb1" style:font-size-asian="8.75pt" style:font-weight-asian="bold" style:font-size-complex="10pt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87fb1" officeooo:paragraph-rsid="00287fb1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87fb1" officeooo:paragraph-rsid="00287fb1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line-height="115%" fo:text-align="center" style:justify-single-word="false"/>
      <style:text-properties style:font-name="Liberation Mono" fo:font-size="10pt" style:text-underline-style="wave" style:text-underline-width="auto" style:text-underline-color="font-color" fo:font-weight="bold" officeooo:rsid="00287fb1" officeooo:paragraph-rsid="00287fb1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218aaf" officeooo:paragraph-rsid="00218aaf" style:font-size-asian="12.25pt" style:font-weight-asian="bold" style:font-size-complex="14pt" style:font-weight-complex="bold"/>
    </style:style>
    <style:style style:name="P15" style:family="paragraph" style:parent-style-name="Hanging_20_indent">
      <style:text-properties fo:color="#00a933" loext:opacity="100%" fo:font-weight="bold" style:font-weight-asian="bold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ae7dd" officeooo:paragraph-rsid="002ae7dd" style:font-size-asian="8.75pt" style:font-weight-asian="bold" style:font-size-complex="10pt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ae7dd" officeooo:paragraph-rsid="002c9d49" style:font-size-asian="8.75pt" style:font-weight-asian="bold" style:font-size-complex="10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ae7dd" officeooo:paragraph-rsid="002cc95d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ae7dd" officeooo:paragraph-rsid="002e1062" style:font-size-asian="8.75pt" style:font-weight-asian="bold" style:font-size-complex="10pt" style:font-weight-complex="bold"/>
    </style:style>
    <style:style style:name="P2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ae7dd" officeooo:paragraph-rsid="002faf98" style:font-size-asian="8.75pt" style:font-weight-asian="bold" style:font-size-complex="10pt" style:font-weight-complex="bold"/>
    </style:style>
    <style:style style:name="P21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87fb1" officeooo:paragraph-rsid="00287fb1" style:font-size-asian="8.75pt" style:font-weight-asian="bold" style:font-size-complex="10pt" style:font-weight-complex="bold"/>
    </style:style>
    <style:style style:name="P2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e980f" officeooo:paragraph-rsid="002e980f" style:font-size-asian="8.75pt" style:font-weight-asian="bold" style:font-size-complex="10pt" style:font-weight-complex="bold"/>
    </style:style>
    <style:style style:name="P2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a933" loext:opacity="100%" style:font-name="Liberation Mono" fo:font-size="10pt" fo:font-weight="bold" officeooo:rsid="002e1062" officeooo:paragraph-rsid="002e1062" style:font-size-asian="8.75pt" style:font-weight-asian="bold" style:font-size-complex="10pt" style:font-weight-complex="bold"/>
    </style:style>
    <style:style style:name="T1" style:family="text">
      <style:text-properties officeooo:rsid="002768e8"/>
    </style:style>
    <style:style style:name="T2" style:family="text">
      <style:text-properties officeooo:rsid="00287fb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87fb1" style:font-weight-asian="bold" style:font-weight-complex="bold"/>
    </style:style>
    <style:style style:name="T5" style:family="text">
      <style:text-properties fo:color="#00a933" loext:opacity="100%" fo:font-weight="bold" style:font-weight-asian="bold" style:font-weight-complex="bold"/>
    </style:style>
    <style:style style:name="T6" style:family="text">
      <style:text-properties fo:color="#00a933" loext:opacity="100%" fo:font-weight="bold" officeooo:rsid="00287fb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FRONT END</text:span> – PART <text:span text:style-name="T1">2</text:span></text:p>
      <text:p text:style-name="P3">ASYNCHRONOUS JAVASCRIPT</text:p>
      <text:p text:style-name="P2"/>
      <text:p text:style-name="P4">(Promises)</text:p>
      <text:p text:style-name="P7">1. What State will the variable x be in when it gets logged?</text:p>
      <text:p text:style-name="P8"/>
      <text:p text:style-name="P8">var x = new Promise(() =&gt; {})</text:p>
      <text:p text:style-name="P8">console.log(x)</text:p>
      <text:p text:style-name="P8"/>
      <text:p text:style-name="Hanging_20_indent"><text:span text:style-name="T2">a) </text:span>resolved<text:tab/><text:tab/><text:tab/><text:tab/><text:tab/><text:tab/><text:span text:style-name="T2">b) </text:span>rejected<text:tab/><text:tab/><text:tab/><text:tab/><text:span text:style-name="T6">c) </text:span><text:span text:style-name="T5">pending</text:span></text:p>
      <text:p text:style-name="P16">SOLUTION DESCRIPTION:</text:p>
      <text:p text:style-name="Hanging_20_indent">It will never get fulfilled as resolve() or reject() is never called</text:p>
      <text:p text:style-name="P5"/>
      <text:p text:style-name="P9">(Callback disadvantages)</text:p>
      <text:p text:style-name="P11">2. Why do we use promises instead of callbacks?</text:p>
      <text:p text:style-name="Hanging_20_indent"><text:span text:style-name="T2">a) </text:span>Because it is faster than callback<text:tab/><text:tab/><text:tab/><text:tab/><text:span text:style-name="T6">b) </text:span><text:span text:style-name="T5">Because it is more readable</text:span> </text:p>
      <text:p text:style-name="Hanging_20_indent"><text:span text:style-name="T6">c) </text:span><text:span text:style-name="T5">To escape call back hell <text:tab/><text:tab/><text:tab/><text:tab/><text:tab/></text:span><text:span text:style-name="T6">d) </text:span><text:span text:style-name="T5">Because it makes the code more maintainable</text:span> </text:p>
      <text:p text:style-name="P9"/>
      <text:p text:style-name="P9">(setTimeout())</text:p>
      <text:p text:style-name="P11">3. Is setTimeout() part of javascript?</text:p>
      <text:p text:style-name="Hanging_20_indent"><text:span text:style-name="T2">a) </text:span>Yes<text:tab/><text:tab/><text:tab/><text:tab/><text:tab/><text:tab/><text:tab/><text:span text:style-name="T6">b) </text:span><text:span text:style-name="T5">No</text:span></text:p>
      <text:p text:style-name="P17">SOLUTION DESCRIPTION:</text:p>
      <text:p text:style-name="Hanging_20_indent">It is a part of the webAPI provided by the browser.</text:p>
      <text:p text:style-name="P9"/>
      <text:p text:style-name="P9">(Event loop)</text:p>
      <text:p text:style-name="P11">4. What is the main function of event loop?</text:p>
      <text:p text:style-name="Hanging_20_indent"><text:span text:style-name="T2">a) </text:span>It executes the code of javascript</text:p>
      <text:p text:style-name="Hanging_20_indent"><text:span text:style-name="T2">b) </text:span>It creates separate threads for asynchronous tasks to run</text:p>
      <text:p text:style-name="P15"><text:span text:style-name="T2">c) </text:span>It checks for the call stack and pushes callbacks from the callback queue</text:p>
      <text:p text:style-name="Hanging_20_indent"><text:span text:style-name="T2">d) </text:span>It sets timer for setTimeout()</text:p>
      <text:p text:style-name="P17">SOLUTION DESCRIPTION:</text:p>
      <text:p text:style-name="Hanging_20_indent">Further Readings: https://nodejs.org/en/docs/guides/event-loop-timers-and-nexttick/</text:p>
      <text:p text:style-name="P9"/>
      <text:p text:style-name="P9">(Queues)</text:p>
      <text:p text:style-name="P11">5. Which queue are the callbacks of promises are pushed into?</text:p>
      <text:p text:style-name="Hanging_20_indent"><text:span text:style-name="T2">a) </text:span>Task queue<text:tab/><text:tab/><text:tab/><text:tab/><text:tab/><text:tab/><text:span text:style-name="T6">b) </text:span><text:span text:style-name="T5">Microtask queue</text:span></text:p>
      <text:p text:style-name="P9"/>
      <text:p text:style-name="P9">(Async try catch)</text:p>
      <text:p text:style-name="P11">6. Consider the following function:</text:p>
      <text:p text:style-name="P12"/>
      <text:p text:style-name="P12">async function x() {</text:p>
      <text:p text:style-name="P12"><text:s text:c="2"/>try{</text:p>
      <text:p text:style-name="P12"><text:s text:c="4"/>await Promise.reject("Rejected!!")</text:p>
      <text:p text:style-name="P12"><text:s text:c="2"/>} catch(e) {</text:p>
      <text:p text:style-name="P12"><text:s text:c="4"/>console.log(e)</text:p>
      <text:p text:style-name="P12"><text:s text:c="2"/>}</text:p>
      <text:p text:style-name="P12"><text:soft-page-break/>}</text:p>
      <text:p text:style-name="P12"/>
      <text:p text:style-name="P11">What will happen when it gets called?</text:p>
      <text:p text:style-name="Hanging_20_indent"><text:span text:style-name="T2">a) </text:span>It will give an uncaught error<text:tab/><text:tab/><text:tab/><text:tab/><text:span text:style-name="T6">b) </text:span><text:span text:style-name="T5">“Rejected!!” will get printed</text:span></text:p>
      <text:p text:style-name="Hanging_20_indent"><text:span text:style-name="T2">c) </text:span>It will give an error for using await inside try catch block</text:p>
      <text:p text:style-name="P18">SOLUTION DESCRIPTION:</text:p>
      <text:p text:style-name="Hanging_20_indent">Try catch block will catch the errors caused by promise rejection if it is called using await</text:p>
      <text:p text:style-name="P9"/>
      <text:p text:style-name="P9"/>
      <text:p text:style-name="P13">ASSIGNMENT</text:p>
      <text:p text:style-name="P9"/>
      <text:p text:style-name="P9">(Promise.all())</text:p>
      <text:p text:style-name="P11">7. What will be the result of the following code?</text:p>
      <text:p text:style-name="P12"/>
      <text:p text:style-name="P12">const promise1 = new Promise((resolve,reject) =&gt; { setTimeout(() =&gt; { resolve('a') }) })</text:p>
      <text:p text:style-name="P12"/>
      <text:p text:style-name="P12">const promise2 = new Promise((resolve,reject) =&gt; { resolve('b') })</text:p>
      <text:p text:style-name="P12"/>
      <text:p text:style-name="P12">const promise3 = new Promise((resolve,reject) =&gt; { setTimeout(() =&gt; { resolve('c') },10) })</text:p>
      <text:p text:style-name="P12"/>
      <text:p text:style-name="P12">Promise.all([promise1,promise2,promise3]) .then((msg) =&gt; { console.log(msg) })</text:p>
      <text:p text:style-name="P12"/>
      <text:p text:style-name="Hanging_20_indent"><text:span text:style-name="T2">a) </text:span>a<text:tab/><text:tab/><text:tab/><text:span text:style-name="T2">b) </text:span>b<text:tab/><text:tab/><text:tab/><text:tab/><text:span text:style-name="T2">c) </text:span>c<text:tab/><text:tab/><text:tab/><text:tab/><text:span text:style-name="T6">d) </text:span><text:span text:style-name="T5">['a','b','c']</text:span></text:p>
      <text:p text:style-name="P19">SOLUTION DESCRIPTION:</text:p>
      <text:p text:style-name="Hanging_20_indent"><text:s/>It will return all the resolved promises if none are rejected else it will return the first rejected promise</text:p>
      <text:p text:style-name="P9"/>
      <text:p text:style-name="P9">(promise vs SetTimeout)</text:p>
      <text:p text:style-name="P11">8. What will be logged in the output?</text:p>
      <text:p text:style-name="P12"/>
      <text:p text:style-name="P12">setTimeout(() =&gt; {</text:p>
      <text:p text:style-name="P12"><text:s text:c="2"/>console.log('a')</text:p>
      <text:p text:style-name="P12">})</text:p>
      <text:p text:style-name="P12"/>
      <text:p text:style-name="P12">new Promise((resolve,reject) =&gt; {</text:p>
      <text:p text:style-name="P12"><text:s text:c="2"/>setTimeout(() =&gt; {</text:p>
      <text:p text:style-name="P12"><text:s text:c="4"/>console.log('b')</text:p>
      <text:p text:style-name="P12"><text:s text:c="2"/>})</text:p>
      <text:p text:style-name="P12">})</text:p>
      <text:p text:style-name="P12"/>
      <text:p text:style-name="Hanging_20_indent"><text:span text:style-name="T6">a) </text:span><text:span text:style-name="T5">a b</text:span><text:tab/><text:tab/><text:tab/><text:tab/><text:tab/><text:tab/><text:tab/><text:span text:style-name="T2">b) </text:span>b a</text:p>
      <text:p text:style-name="P10"/>
      <text:p text:style-name="P9">(async await)</text:p>
      <text:p text:style-name="P11">9. What will happen when the following code runs?</text:p>
      <text:p text:style-name="P12"/>
      <text:p text:style-name="P12">async function x() {</text:p>
      <text:p text:style-name="P12"><text:s text:c="2"/>try{</text:p>
      <text:p text:style-name="P12"><text:s text:c="4"/>await Promise.reject("Rejected!!")</text:p>
      <text:p text:style-name="P12"><text:soft-page-break/><text:s text:c="2"/>} catch(e) {</text:p>
      <text:p text:style-name="P12"><text:s text:c="4"/>console.log(e)</text:p>
      <text:p text:style-name="P12"><text:s text:c="2"/>}</text:p>
      <text:p text:style-name="P12">}</text:p>
      <text:p text:style-name="P12"/>
      <text:p text:style-name="P12">x()</text:p>
      <text:p text:style-name="P12">.catch((msg) =&gt; {</text:p>
      <text:p text:style-name="P12"><text:s text:c="2"/>console.log(msg)</text:p>
      <text:p text:style-name="P12">})</text:p>
      <text:p text:style-name="P12"/>
      <text:p text:style-name="Hanging_20_indent"><text:span text:style-name="T2">a) </text:span>It will give an uncaught error<text:tab/><text:tab/><text:tab/><text:tab/><text:span text:style-name="T6">b) </text:span><text:span text:style-name="T5">“Rejected!!” will get printed once</text:span></text:p>
      <text:p text:style-name="Hanging_20_indent"><text:span text:style-name="T2">c) </text:span>“Rejected!!” will get printed twice</text:p>
      <text:p text:style-name="P9"/>
      <text:p text:style-name="P9">(callbacks)</text:p>
      <text:p text:style-name="P11">10. What will be the output of the following code?</text:p>
      <text:p text:style-name="P12"/>
      <text:p text:style-name="P12">x((a,b,c) =&gt; {</text:p>
      <text:p text:style-name="P12"><text:s text:c="2"/>return a+b+c</text:p>
      <text:p text:style-name="P12">},2,3,6)</text:p>
      <text:p text:style-name="P12"/>
      <text:p text:style-name="P12">function x(callback,a,b,c) {</text:p>
      <text:p text:style-name="P12"><text:s text:c="2"/>let str = ""</text:p>
      <text:p text:style-name="P12"><text:s text:c="2"/>setTimeout(() =&gt; {</text:p>
      <text:p text:style-name="P12"><text:s text:c="4"/>str += "x"</text:p>
      <text:p text:style-name="P12"><text:s text:c="2"/>});</text:p>
      <text:p text:style-name="P12"/>
      <text:p text:style-name="P12"><text:s text:c="2"/>str += callback(a,b,c)</text:p>
      <text:p text:style-name="P12"><text:s text:c="2"/>console.log(str)</text:p>
      <text:p text:style-name="P12">}</text:p>
      <text:p text:style-name="P12"/>
      <text:p text:style-name="P23">ANSWER: 11</text:p>
      <text:p text:style-name="P10"/>
      <text:p text:style-name="P9">(True or false)</text:p>
      <text:p text:style-name="P11">11. Javascript is a multithreaded language. True or False</text:p>
      <text:p text:style-name="Hanging_20_indent"><text:span text:style-name="T2">a) </text:span>True<text:tab/><text:tab/><text:tab/><text:tab/><text:tab/><text:tab/><text:tab/><text:span text:style-name="T6">b) </text:span><text:span text:style-name="T5">False</text:span></text:p>
      <text:p text:style-name="P9"/>
      <text:p text:style-name="P9">(Queue priority)</text:p>
      <text:p text:style-name="P11">12. Which queue gets priority from the event loop while pushing the callbacks to the call stack?</text:p>
      <text:p text:style-name="Hanging_20_indent"><text:span text:style-name="T2">a) </text:span>Task Queue<text:tab/><text:tab/><text:tab/><text:tab/><text:tab/><text:tab/><text:span text:style-name="T6">b) </text:span><text:span text:style-name="T5">Microtask queue</text:span></text:p>
      <text:p text:style-name="P9"/>
      <text:p text:style-name="P9">(Rejection in await)</text:p>
      <text:p text:style-name="P11">13. What will happen if the following code runs?</text:p>
      <text:p text:style-name="P12"/>
      <text:p text:style-name="P12">function x() {</text:p>
      <text:p text:style-name="P12"><text:s text:c="2"/>Promise.reject('x')</text:p>
      <text:p text:style-name="P12"><text:s text:c="2"/>return Promise.resolve('y')</text:p>
      <text:p text:style-name="P12">}</text:p>
      <text:p text:style-name="P12"/>
      <text:p text:style-name="P12">async function log() {</text:p>
      <text:p text:style-name="P12"><text:s text:c="2"/>const val = <text:s/>await x()</text:p>
      <text:p text:style-name="P12"><text:soft-page-break/><text:s text:c="2"/>console.log(val)</text:p>
      <text:p text:style-name="P12">}</text:p>
      <text:p text:style-name="P12"/>
      <text:p text:style-name="P12">log()</text:p>
      <text:p text:style-name="P12"/>
      <text:p text:style-name="Hanging_20_indent"><text:span text:style-name="T2">a) </text:span>It will give a promise rejection error<text:tab/><text:tab/><text:tab/><text:tab/><text:span text:style-name="T2">b) </text:span>It will print y</text:p>
      <text:p text:style-name="P15"><text:span text:style-name="T2">c) </text:span>It will print y and give a promise rejection error</text:p>
      <text:p text:style-name="P9"/>
      <text:p text:style-name="P9">(promise vs SetTimeout 2)</text:p>
      <text:p text:style-name="P11">14. What will get logged in the console?</text:p>
      <text:p text:style-name="P12"/>
      <text:p text:style-name="P12">const promise = new Promise((resolve,reject) =&gt; {</text:p>
      <text:p text:style-name="P12"><text:s text:c="2"/>resolve('a')</text:p>
      <text:p text:style-name="P12">})</text:p>
      <text:p text:style-name="P12"/>
      <text:p text:style-name="P12">setTimeout(() =&gt; {</text:p>
      <text:p text:style-name="P12"><text:s text:c="2"/>console.log('b')</text:p>
      <text:p text:style-name="P12">})</text:p>
      <text:p text:style-name="P12"/>
      <text:p text:style-name="P12">promise.then((msg) =&gt; {</text:p>
      <text:p text:style-name="P12"><text:s text:c="2"/>console.log(msg)</text:p>
      <text:p text:style-name="P12">})</text:p>
      <text:p text:style-name="P12"/>
      <text:p text:style-name="Hanging_20_indent"><text:span text:style-name="T2">a) </text:span>a<text:tab/><text:tab/><text:tab/><text:span text:style-name="T2">b) </text:span>b<text:tab/><text:tab/><text:tab/><text:tab/><text:span text:style-name="T2">c) </text:span>b a<text:tab/><text:tab/><text:tab/><text:tab/><text:span text:style-name="T6">d) </text:span><text:span text:style-name="T5">a b</text:span></text:p>
      <text:p text:style-name="P9"/>
      <text:p text:style-name="P9">(Promise.race())</text:p>
      <text:p text:style-name="P11">15. Write the output of the following code.</text:p>
      <text:p text:style-name="P12"/>
      <text:p text:style-name="P12">const promise1 = new Promise((resolve,reject) =&gt; {</text:p>
      <text:p text:style-name="P12"><text:s text:c="2"/>setTimeout(() =&gt; {</text:p>
      <text:p text:style-name="P12"><text:s text:c="4"/>resolve('a')</text:p>
      <text:p text:style-name="P12"><text:s text:c="2"/>})</text:p>
      <text:p text:style-name="P12">})</text:p>
      <text:p text:style-name="P12"/>
      <text:p text:style-name="P12">const promise2 = new Promise((resolve,reject) =&gt; {</text:p>
      <text:p text:style-name="P12"><text:s text:c="2"/>resolve('b')</text:p>
      <text:p text:style-name="P12">})</text:p>
      <text:p text:style-name="P12"/>
      <text:p text:style-name="P12">const promise3 = new Promise((resolve,reject) =&gt; {</text:p>
      <text:p text:style-name="P12"><text:s text:c="2"/>setTimeout(() =&gt; {</text:p>
      <text:p text:style-name="P12"><text:s text:c="4"/>resolve('c')</text:p>
      <text:p text:style-name="P12"><text:s text:c="2"/>},10)</text:p>
      <text:p text:style-name="P12">})</text:p>
      <text:p text:style-name="P12"/>
      <text:p text:style-name="P12"/>
      <text:p text:style-name="P12">Promise.race([promise1,promise2,promise3])</text:p>
      <text:p text:style-name="P12">.then((msg) =&gt; {</text:p>
      <text:p text:style-name="P12"><text:s text:c="2"/>console.log(msg)</text:p>
      <text:p text:style-name="P12">})</text:p>
      <text:p text:style-name="P12"/>
      <text:p text:style-name="P22">ANSWER: b</text:p>
      <text:p text:style-name="P22"/>
      <text:p text:style-name="P20"><text:soft-page-break/>SOLUTION DESCRIPTION:</text:p>
      <text:p text:style-name="Hanging_20_indent">The Promise.race() will return the first resolved promise</text:p>
      <text:p text:style-name="P6"/>
      <text:p text:style-name="P4"/>
      <text:p text:style-name="P4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2T21:38:52.242548884</meta:creation-date>
    <dc:title>Coding Ninjas A4 Sheet</dc:title>
    <meta:editing-duration>PT6M1S</meta:editing-duration>
    <meta:editing-cycles>8</meta:editing-cycles>
    <meta:generator>LibreOffice/7.3.7.2$Linux_X86_64 LibreOffice_project/30$Build-2</meta:generator>
    <dc:date>2023-02-22T21:58:04.465314029</dc:date>
    <meta:document-statistic meta:table-count="0" meta:image-count="0" meta:object-count="0" meta:page-count="5" meta:paragraph-count="148" meta:word-count="655" meta:character-count="4155" meta:non-whitespace-character-count="3484"/>
    <meta:template xlink:type="simple" xlink:actuate="onRequest" xlink:title="Coding Ninjas A4 Sheet" xlink:href="../../../../../../../../../../../Templates/Coding%20Ninjas%20MCQ%20A4%20Sheet.ott" meta:date="2023-02-22T21:38:49.638701873"/>
  </office:meta>
</office:document-meta>
</file>